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cba4" officeooo:paragraph-rsid="000dc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 = csvread('7QBW_Day2_Biochem_example1_data.csv',1,0);</text:p>
      <text:p text:style-name="P1"><text:s text:c="8"/></text:p>
      <text:p text:style-name="P1"><text:s text:c="8"/></text:p>
      <text:p text:style-name="P1">x = m(:,1)</text:p>
      <text:p text:style-name="P1">y = m(:,2)</text:p>
      <text:p text:style-name="P1">k0 = ??;</text:p>
      <text:p text:style-name="P1"/>
      <text:p text:style-name="P1">ft = fittype(''); </text:p>
      <text:p text:style-name="P1">f = fit( x, y, ft,'StartPoint', k0) </text:p>
      <text:p text:style-name="P1">plot( f, x, y )</text:p>
      <text:p text:style-name="P1">xlabel('nanomolar [nM]')</text:p>
      <text:p text:style-name="P1">ylabel('fraction bound') <text:s/></text:p>
      <text:p text:style-name="P1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4-06-25T14:18:39.672742163</meta:creation-date>
    <dc:date>2014-06-25T14:19:18.078370846</dc:date>
    <dc:creator>alejandro </dc:creator>
    <meta:editing-duration>P0D</meta:editing-duration>
    <meta:editing-cycles>1</meta:editing-cycles>
    <meta:document-statistic meta:table-count="0" meta:image-count="0" meta:object-count="0" meta:page-count="1" meta:paragraph-count="12" meta:word-count="31" meta:character-count="224" meta:non-whitespace-character-count="176"/>
    <meta:generator>LibreOffice/4.2.3.3$Linux_X86_64 LibreOffice_project/420m0$Build-3</meta:generator>
  </office:meta>
</office:document-meta>
</file>